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5f4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59534a" officeooo:paragraph-rsid="1df91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59534a" officeooo:paragraph-rsid="2182c5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b6f314a" officeooo:paragraph-rsid="217d633a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2b6f314a" officeooo:paragraph-rsid="21a1bf6d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1f9386ea" officeooo:paragraph-rsid="215ce87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59534a" officeooo:paragraph-rsid="1df91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1df91ce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6c146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5f437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712a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6fa63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6d5e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6f3cc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744cc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74c4b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76675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79543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82c51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ac8fc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b803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88adf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8d5cd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8e77d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85f12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b7428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a1bf6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a3f8b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6cb1db" officeooo:paragraph-rsid="21a77c0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9ab3fc" officeooo:paragraph-rsid="21af640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19ab3fc" officeooo:paragraph-rsid="21a0321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6c14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82c5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88ad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2b5203" officeooo:paragraph-rsid="21a3f8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 style:text-underline-style="none" officeooo:rsid="1e0491ca"/>
    </style:style>
    <style:style style:name="T2" style:family="text">
      <style:text-properties style:font-name="標楷體1" style:text-underline-style="none" officeooo:rsid="1e2c657e"/>
    </style:style>
    <style:style style:name="T3" style:family="text">
      <style:text-properties style:font-name="標楷體1" style:text-underline-style="none" officeooo:rsid="1f9386ea" style:font-name-asian="標楷體1" style:font-name-complex="標楷體"/>
    </style:style>
    <style:style style:name="T4" style:family="text">
      <style:text-properties style:font-name="標楷體1" officeooo:rsid="1e6e43e6" style:font-name-asian="標楷體1"/>
    </style:style>
    <style:style style:name="T5" style:family="text">
      <style:text-properties style:font-name="標楷體1" officeooo:rsid="1e0491ca" style:font-name-asian="標楷體1"/>
    </style:style>
    <style:style style:name="T6" style:family="text">
      <style:text-properties style:font-name="標楷體1" officeooo:rsid="1e2c657e" style:font-name-asian="標楷體1"/>
    </style:style>
    <style:style style:name="T7" style:family="text">
      <style:text-properties style:font-name="標楷體1" officeooo:rsid="2659534a" style:font-name-asian="標楷體1"/>
    </style:style>
    <style:style style:name="T8" style:family="text">
      <style:text-properties style:font-name="標楷體1" officeooo:rsid="1d9bb035" style:font-name-asian="標楷體1"/>
    </style:style>
    <style:style style:name="T9" style:family="text">
      <style:text-properties style:font-name="標楷體1" officeooo:rsid="216c1469" style:font-name-asian="標楷體1"/>
    </style:style>
    <style:style style:name="T10" style:family="text">
      <style:text-properties style:font-name="標楷體1" officeooo:rsid="2182c513" style:font-name-asian="標楷體1"/>
    </style:style>
    <style:style style:name="T11" style:family="text">
      <style:text-properties style:font-name="標楷體1" officeooo:rsid="1f9386ea" style:font-name-asian="標楷體1"/>
    </style:style>
    <style:style style:name="T12" style:family="text">
      <style:text-properties style:font-name="標楷體1" officeooo:rsid="2185f12a" style:font-name-asian="標楷體1"/>
    </style:style>
    <style:style style:name="T13" style:family="text">
      <style:text-properties style:font-name="標楷體1" officeooo:rsid="24ffe503" style:font-name-asian="標楷體1"/>
    </style:style>
    <style:style style:name="T14" style:family="text">
      <style:text-properties style:text-underline-style="none" officeooo:rsid="17cb7444"/>
    </style:style>
    <style:style style:name="T15" style:family="text">
      <style:text-properties style:text-underline-style="none" officeooo:rsid="1d484334"/>
    </style:style>
    <style:style style:name="T16" style:family="text">
      <style:text-properties style:font-name="Liberation Serif" style:font-name-asian="標楷體1"/>
    </style:style>
    <style:style style:name="T17" style:family="text">
      <style:text-properties style:font-name="Liberation Serif" officeooo:rsid="1d9bb035" style:font-name-asian="標楷體1"/>
    </style:style>
    <style:style style:name="T18" style:family="text">
      <style:text-properties style:font-name="Liberation Serif" officeooo:rsid="1e2c657e" style:font-name-asian="標楷體1"/>
    </style:style>
    <style:style style:name="T19" style:family="text">
      <style:text-properties style:font-name="Liberation Serif" officeooo:rsid="1f2b5203" style:font-name-asian="標楷體1"/>
    </style:style>
    <style:style style:name="T20" style:family="text">
      <style:text-properties style:font-name="Liberation Serif" officeooo:rsid="24ffe503" style:font-name-asian="標楷體1"/>
    </style:style>
    <style:style style:name="T21" style:family="text">
      <style:text-properties style:font-name="Liberation Serif" style:text-underline-style="none" officeooo:rsid="1f9386ea" style:font-name-asian="標楷體1" style:font-name-complex="標楷體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none" officeooo:rsid="1e0491ca" style:font-style-asian="normal" style:font-name-complex="標楷體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officeooo:rsid="1f2b5203" style:font-style-asian="normal" style:font-name-complex="標楷體" style:text-emphasize="none"/>
    </style:style>
    <style:style style:name="T24" style:family="text">
      <style:text-properties officeooo:rsid="2659534a" style:font-name-asian="標楷體1"/>
    </style:style>
    <style:style style:name="T25" style:family="text">
      <style:text-properties officeooo:rsid="1f2b5203" style:font-name-asian="標楷體1"/>
    </style:style>
    <style:style style:name="T26" style:family="text">
      <style:text-properties officeooo:rsid="1d9bb035" style:font-name-asian="標楷體1"/>
    </style:style>
    <style:style style:name="T27" style:family="text">
      <style:text-properties officeooo:rsid="1e2c657e" style:font-name-asian="標楷體1"/>
    </style:style>
    <style:style style:name="T28" style:family="text">
      <style:text-properties officeooo:rsid="1f5968ea" style:font-name-asian="標楷體1"/>
    </style:style>
    <style:style style:name="T29" style:family="text">
      <style:text-properties officeooo:rsid="1f9386ea" style:font-name-asian="標楷體1"/>
    </style:style>
    <style:style style:name="T30" style:family="text">
      <style:text-properties officeooo:rsid="24ffe503" style:font-name-asian="標楷體1"/>
    </style:style>
    <style:style style:name="T31" style:family="text">
      <style:text-properties officeooo:rsid="1e0491ca" style:font-name-asian="標楷體1"/>
    </style:style>
    <style:style style:name="T32" style:family="text">
      <style:text-properties officeooo:rsid="1d484334" style:font-name-asian="標楷體1"/>
    </style:style>
    <style:style style:name="T33" style:family="text">
      <style:text-properties officeooo:rsid="17cb7444" style:font-name-asian="標楷體1"/>
    </style:style>
    <style:style style:name="T34" style:family="text">
      <style:text-properties style:use-window-font-color="true" officeooo:rsid="1e0491ca" style:font-name-asian="標楷體1"/>
    </style:style>
    <style:style style:name="T35" style:family="text">
      <style:text-properties fo:color="#ffbf00" officeooo:rsid="1e0491ca" style:font-name-asian="標楷體1"/>
    </style:style>
    <style:style style:name="T36" style:family="text">
      <style:text-properties fo:color="#ffff00" officeooo:rsid="1e0491ca" style:font-name-asian="標楷體1"/>
    </style:style>
    <style:style style:name="T37" style:family="text">
      <style:text-properties style:font-name="Arial" style:font-name-asian="Arial"/>
    </style:style>
    <style:style style:name="T38" style:family="text">
      <style:text-properties style:font-name="Arial" officeooo:rsid="1e2c657e" style:font-name-asian="Arial"/>
    </style:style>
    <style:style style:name="T39" style:family="text">
      <style:text-properties style:font-name="Arial" officeooo:rsid="24ffe503" style:font-name-asian="Arial"/>
    </style:style>
    <style:style style:name="T40" style:family="text">
      <style:text-properties style:font-name="Arial" officeooo:rsid="1f2b5203" style:font-name-asian="Arial"/>
    </style:style>
    <style:style style:name="T41" style:family="text">
      <style:text-properties style:font-name="Arial" style:text-underline-style="none" officeooo:rsid="1e2c657e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10003777" text:style-name="L1">
        <text:list-item>
          <text:list>
            <text:list-item>
              <text:p text:style-name="P4"><text:bookmark-start text:name="假定，撒耳母記下 是 暗喻、隱喻、提示（基督教 認定的）末日審判的 預言"/><text:span text:style-name="T14">假定，</text:span><text:span text:style-name="T3">撒耳母記</text:span><text:span text:style-name="T21">下</text:span><text:span text:style-name="T14"> 是 暗喻、隱喻、提示</text:span><text:span text:style-name="T15">（基督教 認定的）</text:span><text:span text:style-name="T14">末日審判的 預言</text:span><text:bookmark-end text:name="假定，撒耳母記下 是 暗喻、隱喻、提示（基督教 認定的）末日審判的 預言"/></text:p>
              <text:list>
                <text:list-item>
                  <text:p text:style-name="P5"><text:span text:style-name="T23">迦得</text:span><text:span text:style-name="T1"> </text:span><text:span text:style-name="T41">↔</text:span><text:span text:style-name="T2">（基督教 認定的）</text:span><text:span text:style-name="T22">先知。</text:span></text:p>
                </text:list-item>
              </text:list>
            </text:list-item>
            <text:list-item>
              <text:p text:style-name="P6"><text:bookmark-start text:name="撒耳母記下"/>撒耳母記下<text:bookmark-end text:name="撒耳母記下"/></text:p>
              <text:list>
                <text:list-item>
                  <text:p text:style-name="P7"/>
                </text:list-item>
              </text:list>
            </text:list-item>
          </text:list>
        </text:list-item>
      </text:list>
      <text:p text:style-name="P2"/>
      <text:list xml:id="list234101892564139" text:continue-numbering="true" text:style-name="L1">
        <text:list-item>
          <text:list>
            <text:list-item>
              <text:list>
                <text:list-item>
                  <text:p text:style-name="P8"><text:bookmark-start text:name="第21章"/><text:span text:style-name="T7">第21章</text:span><text:bookmark-end text:name="第21章"/><text:span text:style-name="T24">。</text:span></text:p>
                  <text:list>
                    <text:list-item>
                      <text:p text:style-name="P32">耶和華 <text:span text:style-name="T37">↔</text:span>（人類 認定的）神。</text:p>
                    </text:list-item>
                    <text:list-item>
                      <text:p text:style-name="P9"><text:span text:style-name="T24">飢荒</text:span><text:span text:style-name="T5"> </text:span><text:span text:style-name="T38">↔</text:span><text:span text:style-name="T6">（啟示錄 認定的）黑馬。</text:span></text:p>
                    </text:list-item>
                    <text:list-item>
                      <text:p text:style-name="P10"><text:span text:style-name="T5">收割 的 日子 </text:span><text:span text:style-name="T38">↔</text:span><text:span text:style-name="T6"> 三月、四月 的 時候。</text:span></text:p>
                    </text:list-item>
                    <text:list-item>
                      <text:p text:style-name="P11"><text:span text:style-name="T6">掃羅家</text:span><text:span text:style-name="T17"> </text:span><text:span text:style-name="T38">↔</text:span><text:span text:style-name="T18"> 人類</text:span><text:span text:style-name="T17">文明</text:span><text:span text:style-name="T18">。</text:span></text:p>
                    </text:list-item>
                    <text:list-item>
                      <text:p text:style-name="P12"><text:span text:style-name="T18">大衛王</text:span><text:span text:style-name="T17"> </text:span><text:span text:style-name="T38">↔</text:span><text:span text:style-name="T18"> 地球</text:span><text:span text:style-name="T17">文明的 領導層</text:span><text:span text:style-name="T18">。</text:span></text:p>
                    </text:list-item>
                    <text:list-item>
                      <text:p text:style-name="P10"><text:span text:style-name="T4">以色列</text:span><text:span text:style-name="T27">人</text:span><text:span text:style-name="T26"> </text:span><text:span text:style-name="T38">↔</text:span><text:span text:style-name="T27"> 人類。</text:span></text:p>
                    </text:list-item>
                    <text:list-item>
                      <text:p text:style-name="P11"><text:span text:style-name="T4">以色列境內</text:span><text:span text:style-name="T26"> </text:span><text:span text:style-name="T38">↔</text:span><text:span text:style-name="T27"> 人類</text:span><text:span text:style-name="T26">文明的 領土</text:span><text:span text:style-name="T27">。</text:span></text:p>
                    </text:list-item>
                    <text:list-item>
                      <text:p text:style-name="P13"><text:span text:style-name="T18">他的子孫 七個人</text:span><text:span text:style-name="T8"> </text:span><text:span text:style-name="T38">↔</text:span><text:span text:style-name="T6"> </text:span><text:span text:style-name="T18">人類</text:span><text:span text:style-name="T17">文明的 </text:span><text:span text:style-name="T9">70%</text:span><text:span text:style-name="T18">人口。</text:span></text:p>
                    </text:list-item>
                    <text:list-item>
                      <text:p text:style-name="P14"><text:span text:style-name="T18">懸掛</text:span><text:span text:style-name="T17"> </text:span><text:span text:style-name="T38">↔</text:span><text:span text:style-name="T6">（啟示錄 認定的）末日審判。</text:span></text:p>
                    </text:list-item>
                    <text:list-item>
                      <text:p text:style-name="P15"><text:span text:style-name="T20">磐石 </text:span><text:span text:style-name="T39">↔</text:span><text:span text:style-name="T6">（基督教 認定的）</text:span><text:span text:style-name="T20">聖經、聖經的內容。</text:span></text:p>
                    </text:list-item>
                    <text:list-item>
                      <text:p text:style-name="P16"><text:span text:style-name="T30">降雨 的 日子 </text:span><text:span text:style-name="T39">↔</text:span><text:span text:style-name="T30"> 九</text:span><text:span text:style-name="T6">月、十月 的 時候</text:span><text:span text:style-name="T30">。</text:span></text:p>
                    </text:list-item>
                    <text:list-item>
                      <text:p text:style-name="P17"><text:span text:style-name="T17">非利士</text:span><text:span text:style-name="T18">人</text:span><text:span text:style-name="T17"> </text:span><text:span text:style-name="T37">↔</text:span><text:span text:style-name="T19">（人類 認定的）巨人</text:span><text:span text:style-name="T16">。</text:span></text:p>
                    </text:list-item>
                    <text:list-item>
                      <text:p text:style-name="P18"><text:span text:style-name="T25">國民</text:span><text:span text:style-name="T26"> </text:span><text:span text:style-name="T38">↔</text:span><text:span text:style-name="T27"> 地球</text:span><text:span text:style-name="T26">文明的 </text:span><text:span text:style-name="T28">國民群、領導層、所有個體</text:span><text:span text:style-name="T27">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34101287626581" text:continue-numbering="true" text:style-name="L1">
        <text:list-item>
          <text:list>
            <text:list-item>
              <text:list>
                <text:list-item>
                  <text:p text:style-name="P19"><text:bookmark-start text:name="第24章"/><text:span text:style-name="T7">第2</text:span><text:span text:style-name="T10">4</text:span><text:span text:style-name="T7">章</text:span><text:bookmark-end text:name="第24章"/><text:span text:style-name="T24">。</text:span></text:p>
                  <text:list>
                    <text:list-item>
                      <text:p text:style-name="P33">耶和華 <text:span text:style-name="T37">↔</text:span>（人類 認定的）神。</text:p>
                      <text:list>
                        <text:list-item>
                          <text:p text:style-name="P20"><text:span text:style-name="T27">耶和華就激動大衛，使他去攻擊他們</text:span><text:span text:style-name="T26"> </text:span><text:span text:style-name="T38">↔</text:span><text:span text:style-name="T6">（啟示錄 認定的）國攻打國，民攻打民</text:span><text:span text:style-name="T27">。</text:span></text:p>
                          <text:list>
                            <text:list-item>
                              <text:p text:style-name="P34">耶和華 <text:span text:style-name="T37">↔</text:span>（人類 認定的）神。</text:p>
                            </text:list-item>
                            <text:list-item>
                              <text:p text:style-name="P21"><text:span text:style-name="T27">大衛</text:span><text:span text:style-name="T26"> </text:span><text:span text:style-name="T38">↔</text:span><text:span text:style-name="T25"> 人類</text:span><text:span text:style-name="T26">文明</text:span><text:span text:style-name="T27">的 領導層</text:span><text:span text:style-name="T25">。</text:span></text:p>
                            </text:list-item>
                            <text:list-item>
                              <text:p text:style-name="P22"><text:span text:style-name="T27">他們</text:span><text:span text:style-name="T26"> </text:span><text:span text:style-name="T38">↔</text:span><text:span text:style-name="T25"> 人類</text:span><text:span text:style-name="T26">文明的 </text:span><text:span text:style-name="T28">國民群、領導層、所有個體</text:span><text:span text:style-name="T2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pan text:style-name="T4">以色列</text:span><text:span text:style-name="T27">人</text:span><text:span text:style-name="T26"> </text:span><text:span text:style-name="T38">↔</text:span><text:span text:style-name="T27"> 人類。</text:span></text:p>
                    </text:list-item>
                    <text:list-item>
                      <text:p text:style-name="P23"><text:span text:style-name="T27">猶大人</text:span><text:span text:style-name="T26"> </text:span><text:span text:style-name="T38">↔</text:span><text:span text:style-name="T25">（人類 認定的）</text:span><text:span text:style-name="T4">以色列</text:span><text:span text:style-name="T27">人。</text:span></text:p>
                    </text:list-item>
                    <text:list-item>
                      <text:p text:style-name="P24"><text:span text:style-name="T4">支派</text:span><text:span text:style-name="T26"> </text:span><text:span text:style-name="T38">↔</text:span><text:span text:style-name="T25">（人類 認定的）國家。</text:span></text:p>
                    </text:list-item>
                    <text:list-item>
                      <text:p text:style-name="P30"><text:span text:style-name="T25">約押</text:span><text:span text:style-name="T26"> </text:span><text:span text:style-name="T38">↔</text:span><text:span text:style-name="T27"> </text:span><text:span text:style-name="T25">人類</text:span><text:span text:style-name="T26">文明的（</text:span><text:span text:style-name="T25">（</text:span><text:span text:style-name="T33">以西結書</text:span><text:span text:style-name="T25"> 認定的）</text:span><text:span text:style-name="T32">公綿羊、</text:span><text:span text:style-name="T25">瘦羊）</text:span><text:span text:style-name="T28">領導層。</text:span></text:p>
                    </text:list-item>
                    <text:list-item>
                      <text:p text:style-name="P31"><text:span text:style-name="T25">數點百姓</text:span><text:span text:style-name="T26"> </text:span><text:span text:style-name="T38">↔</text:span><text:span text:style-name="T27">（</text:span><text:span text:style-name="T11">撒耳母記</text:span><text:span text:style-name="T29">下</text:span><text:span text:style-name="T25"> 認定的</text:span><text:span text:style-name="T27">）大衛 誇耀自己、沒有讓百姓歸向</text:span><text:span text:style-name="T25">耶和華、得罪耶和華</text:span><text:span text:style-name="T27">。</text:span></text:p>
                    </text:list-item>
                    <text:list-item>
                      <text:p text:style-name="P25"><text:span text:style-name="T27">九個月零二十天</text:span><text:span text:style-name="T26"> </text:span><text:span text:style-name="T38">↔</text:span><text:span text:style-name="T27"> </text:span><text:span text:style-name="T12">290天</text:span><text:span text:style-name="T27">。</text:span></text:p>
                      <text:list>
                        <text:list-item>
                          <text:p text:style-name="P26"><text:span text:style-name="T27">九個月零二十天</text:span><text:span text:style-name="T26"> </text:span><text:span text:style-name="T38">↔</text:span><text:span text:style-name="T27"> </text:span><text:span text:style-name="T13">9月20</text:span><text:span text:style-name="T30">日。</text:span></text:p>
                          <text:list>
                            <text:list-item>
                              <text:p text:style-name="P26"><text:span text:style-name="T27">（</text:span><text:span text:style-name="T11">撒耳母記</text:span><text:span text:style-name="T29">下</text:span><text:span text:style-name="T25">的 </text:span><text:span text:style-name="T7">第21章</text:span><text:span text:style-name="T27">）</text:span><text:span text:style-name="T30">降雨 的 日子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<text:span text:style-name="T25">迦得</text:span><text:span text:style-name="T30"> </text:span><text:span text:style-name="T39">↔</text:span><text:span text:style-name="T6">（基督教 認定的）</text:span><text:span text:style-name="T31">先知。</text:span></text:p>
                      <text:list>
                        <text:list-item>
                          <text:p text:style-name="P27"><text:span text:style-name="T31">大衛早晨起來，耶和華的話臨到先知迦得，就是大衛的先見，就對他說：『</text:span><text:span text:style-name="T34">你去告訴大衛說</text:span><text:span text:style-name="T31">：＂</text:span><text:span text:style-name="T35">耶和華如此說</text:span><text:span text:style-name="T31">：「</text:span><text:span text:style-name="T36">我有三樣災，隨你選擇一樣，我好降與你</text:span><text:span text:style-name="T31">」＂』。於是迦得就來見大衛，對他說：『你願意國中有，第一、七年的饑荒呢；第二、還是在你的敵人面前逃跑，被追趕三個月呢；第三、還是在你的國中有三天的瘟疫呢；現在你要揣摩思想，我好回覆那差我來的』。</text:span></text:p>
                          <text:list>
                            <text:list-item>
                              <text:p text:style-name="P21"><text:span text:style-name="T27">大衛</text:span><text:span text:style-name="T26"> </text:span><text:span text:style-name="T38">↔</text:span><text:span text:style-name="T25"> 人類</text:span><text:span text:style-name="T26">文明</text:span><text:span text:style-name="T27">的 領導層</text:span><text:span text:style-name="T25">。</text:span></text:p>
                            </text:list-item>
                            <text:list-item>
                              <text:p text:style-name="P35">耶和華 <text:span text:style-name="T37">↔</text:span>（人類 認定的）神。</text:p>
                            </text:list-item>
                            <text:list-item>
                              <text:p text:style-name="P28"><text:span text:style-name="T25">迦得、</text:span><text:span text:style-name="T31">先見</text:span><text:span text:style-name="T30"> </text:span><text:span text:style-name="T39">↔</text:span><text:span text:style-name="T6">（基督教 認定的）</text:span><text:span text:style-name="T31">先知。</text:span></text:p>
                            </text:list-item>
                            <text:list-item>
                              <text:p text:style-name="P29"><text:span text:style-name="T31">國</text:span><text:span text:style-name="T26"> </text:span><text:span text:style-name="T38">↔</text:span><text:span text:style-name="T25"> 人類</text:span><text:span text:style-name="T26">文明。</text:span></text:p>
                            </text:list-item>
                            <text:list-item>
                              <text:p text:style-name="P29"><text:span text:style-name="T27">那差我來的</text:span><text:span text:style-name="T25"> </text:span><text:span text:style-name="T40">↔</text:span><text:span text:style-name="T25">（人類 認定的）神、</text:span><text:span text:style-name="T6">（基督教 認定的）</text:span><text:span text:style-name="T25">耶和華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41:00.997000000</dc:date>
    <meta:editing-duration>P12DT8H33M4S</meta:editing-duration>
    <meta:editing-cycles>8063</meta:editing-cycles>
    <meta:document-statistic meta:table-count="0" meta:image-count="0" meta:object-count="0" meta:page-count="1" meta:paragraph-count="39" meta:word-count="783" meta:character-count="924" meta:non-whitespace-character-count="834"/>
  </office:meta>
</office:document-meta>
</file>